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Pictures/10000201000002C3000002C36C660071C15DB675.png" manifest:media-type="image/png"/>
  <manifest:file-entry manifest:full-path="Pictures/10000108000067750000677551EAADF474FD5689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Intervention" style:family="table">
      <style:table-properties style:width="27.716cm" fo:margin-left="0cm" fo:margin-top="0cm" fo:margin-bottom="0.199cm" table:align="left"/>
    </style:style>
    <style:style style:name="Intervention.A" style:family="table-column">
      <style:table-column-properties style:column-width="0.217cm"/>
    </style:style>
    <style:style style:name="Intervention.B" style:family="table-column">
      <style:table-column-properties style:column-width="20.884cm"/>
    </style:style>
    <style:style style:name="Intervention.C" style:family="table-column">
      <style:table-column-properties style:column-width="3.297cm"/>
    </style:style>
    <style:style style:name="Intervention.D" style:family="table-column">
      <style:table-column-properties style:column-width="3.318cm"/>
    </style:style>
    <style:style style:name="Intervention.1" style:family="table-row">
      <style:table-row-properties style:min-row-height="0.496cm"/>
    </style:style>
    <style:style style:name="Intervention.A1" style:family="table-cell">
      <style:table-cell-properties style:vertical-align="middle" fo:padding="0.097cm" fo:border-left="none" fo:border-right="none" fo:border-top="none" fo:border-bottom="1pt groove #2a6099" style:writing-mode="page"/>
    </style:style>
    <style:style style:name="Intervention.C1" style:family="table-cell">
      <style:table-cell-properties style:vertical-align="middle" fo:padding="0.097cm" fo:border="none" style:writing-mode="page"/>
    </style:style>
    <style:style style:name="Table-target" style:family="table">
      <style:table-properties style:width="27.697cm" table:align="left"/>
    </style:style>
    <style:style style:name="Table-target.A" style:family="table-column">
      <style:table-column-properties style:column-width="6.35cm"/>
    </style:style>
    <style:style style:name="Table-target.B" style:family="table-column">
      <style:table-column-properties style:column-width="2.951cm"/>
    </style:style>
    <style:style style:name="Table-target.C" style:family="table-column">
      <style:table-column-properties style:column-width="4.404cm"/>
    </style:style>
    <style:style style:name="Table-target.D" style:family="table-column">
      <style:table-column-properties style:column-width="6.391cm"/>
    </style:style>
    <style:style style:name="Table-target.E" style:family="table-column">
      <style:table-column-properties style:column-width="3.201cm"/>
    </style:style>
    <style:style style:name="Table-target.F" style:family="table-column">
      <style:table-column-properties style:column-width="4.399cm"/>
    </style:style>
    <style:style style:name="Table-target.A1" style:family="table-cell">
      <style:table-cell-properties style:vertical-align="middle" fo:background-color="#eeeeee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-target.B1" style:family="table-cell">
      <style:table-cell-properties style:vertical-align="middle" fo:background-color="#eeeeee" fo:padding="0.097cm" fo:border-left="none" fo:border-right="none" fo:border-top="0.5pt solid #000000" fo:border-bottom="none" style:writing-mode="page">
        <style:background-image/>
      </style:table-cell-properties>
    </style:style>
    <style:style style:name="Table-target.C1" style:family="table-cell">
      <style:table-cell-properties style:vertical-align="middle" fo:background-color="#eeeeee" fo:padding="0.097cm" fo:border-left="none" fo:border-right="0.5pt solid #000000" fo:border-top="0.5pt solid #000000" fo:border-bottom="none" style:writing-mode="page">
        <style:background-image/>
      </style:table-cell-properties>
    </style:style>
    <style:style style:name="Table-target.2" style:family="table-row">
      <style:table-row-properties style:min-row-height="0.386cm"/>
    </style:style>
    <style:style style:name="Table-target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-target.B2" style:family="table-cell">
      <style:table-cell-properties style:vertical-align="middle" fo:padding="0.097cm" fo:border-left="none" fo:border-right="none" fo:border-top="none" fo:border-bottom="0.5pt solid #000000" style:writing-mode="page"/>
    </style:style>
    <style:style style:name="Table-target.C2" style:family="table-cell">
      <style:table-cell-properties style:vertical-align="middle" fo:padding="0.097cm" fo:border-left="none" fo:border-right="0.5pt solid #000000" fo:border-top="none" fo:border-bottom="0.5pt solid #000000" style:writing-mode="page"/>
    </style:style>
    <style:style style:name="Table-target.D2" style:family="table-cell">
      <style:table-cell-properties style:vertical-align="middle" fo:padding="0.097cm" fo:border-left="none" fo:border-right="0.5pt solid #000000" fo:border-top="none" fo:border-bottom="0.5pt solid #000000" style:writing-mode="page"/>
    </style:style>
    <style:style style:name="Table-input" style:family="table">
      <style:table-properties style:width="13.631cm" fo:margin-left="0.138cm" table:align="left"/>
    </style:style>
    <style:style style:name="Table-input.A" style:family="table-column">
      <style:table-column-properties style:column-width="6.218cm"/>
    </style:style>
    <style:style style:name="Table-input.B" style:family="table-column">
      <style:table-column-properties style:column-width="3.147cm"/>
    </style:style>
    <style:style style:name="Table-input.C" style:family="table-column">
      <style:table-column-properties style:column-width="4.267cm"/>
    </style:style>
    <style:style style:name="Table-input.A1" style:family="table-cell">
      <style:table-cell-properties style:vertical-align="middle" fo:padding="0.097cm" fo:border="none" style:writing-mode="page"/>
    </style:style>
    <style:style style:name="Table-total-area" style:family="table">
      <style:table-properties style:width="27.702cm" fo:margin-left="0cm" table:align="left"/>
    </style:style>
    <style:style style:name="Table-total-area.A" style:family="table-column">
      <style:table-column-properties style:column-width="9.297cm"/>
    </style:style>
    <style:style style:name="Table-total-area.B" style:family="table-column">
      <style:table-column-properties style:column-width="4.404cm"/>
    </style:style>
    <style:style style:name="Table-total-area.C" style:family="table-column">
      <style:table-column-properties style:column-width="9.601cm"/>
    </style:style>
    <style:style style:name="Table-total-area.D" style:family="table-column">
      <style:table-column-properties style:column-width="4.399cm"/>
    </style:style>
    <style:style style:name="Table-total-area.A1" style:family="table-cell">
      <style:table-cell-properties fo:padding="0.097cm" fo:border="none" style:writing-mode="page"/>
    </style:style>
    <style:style style:name="Table4" style:family="table">
      <style:table-properties style:width="27.7cm" table:align="margins"/>
    </style:style>
    <style:style style:name="Table4.A" style:family="table-column">
      <style:table-column-properties style:column-width="9.297cm" style:rel-column-width="21996*"/>
    </style:style>
    <style:style style:name="Table4.B" style:family="table-column">
      <style:table-column-properties style:column-width="4.404cm" style:rel-column-width="10420*"/>
    </style:style>
    <style:style style:name="Table4.C" style:family="table-column">
      <style:table-column-properties style:column-width="13.998cm" style:rel-column-width="33119*"/>
    </style:style>
    <style:style style:name="Table4.A1" style:family="table-cell">
      <style:table-cell-properties style:writing-mode="page"/>
    </style:style>
    <style:style style:name="Table-worker" style:family="table">
      <style:table-properties style:width="9.297cm" table:align="left"/>
    </style:style>
    <style:style style:name="Table-worker.A" style:family="table-column">
      <style:table-column-properties style:column-width="9.297cm"/>
    </style:style>
    <style:style style:name="Table-worker.A1" style:family="table-cell">
      <style:table-cell-properties fo:background-color="#eeeeee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-worker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-tools" style:family="table">
      <style:table-properties style:width="14cm" table:align="margins"/>
    </style:style>
    <style:style style:name="Table-tools.A" style:family="table-column">
      <style:table-column-properties style:column-width="9.603cm" style:rel-column-width="44947*"/>
    </style:style>
    <style:style style:name="Table-tools.B" style:family="table-column">
      <style:table-column-properties style:column-width="4.397cm" style:rel-column-width="20588*"/>
    </style:style>
    <style:style style:name="Table-tools.A1" style:family="table-cell">
      <style:table-cell-properties fo:background-color="#eeeeee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-tools.B1" style:family="table-cell">
      <style:table-cell-properties fo:background-color="#eeeeee" fo:padding="0.097cm" fo:border-left="none" fo:border-right="0.5pt solid #000000" fo:border-top="0.5pt solid #000000" fo:border-bottom="none" style:writing-mode="page">
        <style:background-image/>
      </style:table-cell-properties>
    </style:style>
    <style:style style:name="Table-tools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-tools.B2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officeooo:rsid="009fbf7e" officeooo:paragraph-rsid="009fbf7e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8pt" fo:font-weight="bold" officeooo:rsid="009fbf7e" officeooo:paragraph-rsid="009fbf7e" style:font-size-asian="7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4pt" fo:font-weight="bold" officeooo:rsid="009fbf7e" officeooo:paragraph-rsid="009fbf7e" style:font-size-asian="4pt" style:font-weight-asian="bold" style:font-size-complex="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paragraph-rsid="009fbf7e"/>
    </style:style>
    <style:style style:name="P5" style:family="paragraph" style:parent-style-name="Table_20_Contents">
      <style:paragraph-properties fo:text-align="center" style:justify-single-word="false"/>
      <style:text-properties fo:font-size="7pt" fo:font-weight="bold" officeooo:rsid="009fbf7e" officeooo:paragraph-rsid="00a35168" style:font-size-asian="6.0999999046325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ato" fo:font-size="22pt" fo:font-weight="bold" officeooo:rsid="00f82244" officeooo:paragraph-rsid="00f82244" style:font-name-asian="DejaVu Sans Mono" style:font-size-asian="22pt" style:font-weight-asian="bold" style:font-name-complex="Liberation Mono" style:font-size-complex="22pt" style:font-weight-complex="bold"/>
    </style:style>
    <style:style style:name="P7" style:family="paragraph" style:parent-style-name="Table_20_Contents">
      <style:text-properties style:font-name="Lato" fo:font-size="10pt" officeooo:rsid="00e60899" officeooo:paragraph-rsid="00e60899" style:font-name-asian="DejaVu Sans Mono" style:font-size-asian="10pt" style:font-name-complex="Liberation Mono" style:font-size-complex="10pt"/>
    </style:style>
    <style:style style:name="P8" style:family="paragraph" style:parent-style-name="Table_20_Contents">
      <style:text-properties fo:font-size="10pt" officeooo:rsid="00ec9fe5" officeooo:paragraph-rsid="00ec9fe5" style:font-size-asian="10pt" style:font-size-complex="10pt"/>
    </style:style>
    <style:style style:name="P9" style:family="paragraph" style:parent-style-name="Table_20_Contents">
      <style:text-properties fo:font-size="10pt" officeooo:rsid="00f5ef49" officeooo:paragraph-rsid="00f5ef49" style:font-size-asian="10pt" style:font-size-complex="10pt"/>
    </style:style>
    <style:style style:name="P10" style:family="paragraph" style:parent-style-name="Table_20_Contents">
      <style:text-properties fo:font-size="10pt" officeooo:rsid="00f96d92" officeooo:paragraph-rsid="00f96d92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fo:font-size="12pt" officeooo:rsid="00c4d56a" officeooo:paragraph-rsid="00c4d56a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font-size="12pt" officeooo:rsid="00c8904f" officeooo:paragraph-rsid="00c8904f" style:font-size-asian="12pt" style:font-size-complex="12pt"/>
    </style:style>
    <style:style style:name="P14" style:family="paragraph" style:parent-style-name="Table_20_Contents">
      <style:paragraph-properties fo:text-align="end" style:justify-single-word="false"/>
      <style:text-properties fo:font-size="12pt" officeooo:rsid="00a35168" officeooo:paragraph-rsid="00a35168" style:font-size-asian="12pt" style:font-size-complex="12pt"/>
    </style:style>
    <style:style style:name="P15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paragraph-rsid="00a1ab0f" style:font-size-asian="12pt" style:font-size-complex="12pt"/>
    </style:style>
    <style:style style:name="P17" style:family="paragraph" style:parent-style-name="Table_20_Contents">
      <style:text-properties fo:font-size="12pt" officeooo:rsid="00f5ef49" officeooo:paragraph-rsid="00f5ef49" style:font-size-asian="12pt" style:font-size-complex="12pt"/>
    </style:style>
    <style:style style:name="P18" style:family="paragraph" style:parent-style-name="Table_20_Contents">
      <style:text-properties fo:font-size="12pt" style:font-size-asian="10.5pt" style:font-size-complex="12pt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4pt" fo:font-weight="bold" officeooo:rsid="009fbf7e" officeooo:paragraph-rsid="009fbf7e" style:font-size-asian="3.5pt" style:font-weight-asian="bold" style:font-size-complex="4pt" style:font-weight-complex="bold"/>
    </style:style>
    <style:style style:name="P20" style:family="paragraph" style:parent-style-name="Header">
      <style:text-properties fo:color="#0066b3"/>
    </style:style>
    <style:style style:name="P21" style:family="paragraph" style:parent-style-name="Table_20_Heading">
      <style:text-properties fo:font-size="12pt" officeooo:rsid="00d760d4" officeooo:paragraph-rsid="00de1fb7" style:font-size-asian="12pt" style:font-size-complex="12pt"/>
    </style:style>
    <style:style style:name="P22" style:family="paragraph" style:parent-style-name="Table_20_Heading">
      <style:paragraph-properties fo:text-align="start" style:justify-single-word="false"/>
      <style:text-properties fo:font-size="12pt" officeooo:rsid="00d760d4" officeooo:paragraph-rsid="00de1fb7" style:font-size-asian="12pt" style:font-size-complex="12pt"/>
    </style:style>
    <style:style style:name="P23" style:family="paragraph" style:parent-style-name="Table_20_Heading">
      <style:paragraph-properties fo:text-align="center" style:justify-single-word="false"/>
      <style:text-properties fo:font-size="12pt" officeooo:rsid="00d760d4" officeooo:paragraph-rsid="00de1fb7" style:font-size-asian="12pt" style:font-size-complex="12pt"/>
    </style:style>
    <style:style style:name="P24" style:family="paragraph" style:parent-style-name="Table_20_Heading">
      <style:text-properties fo:font-size="12pt" officeooo:rsid="00c995e9" officeooo:paragraph-rsid="00c995e9" style:font-size-asian="12pt" style:font-size-complex="12pt"/>
    </style:style>
    <style:style style:name="P25" style:family="paragraph" style:parent-style-name="Table_20_Heading">
      <style:text-properties fo:font-size="12pt" officeooo:rsid="00ec9fe5" officeooo:paragraph-rsid="00ec9fe5" style:font-size-asian="12pt" style:font-size-complex="12pt"/>
    </style:style>
    <style:style style:name="P26" style:family="paragraph" style:parent-style-name="Table_20_Heading">
      <style:text-properties style:font-name="Lato" fo:font-size="12pt" fo:font-weight="bold" officeooo:rsid="00c995e9" officeooo:paragraph-rsid="00c995e9" style:font-name-asian="DejaVu Sans Mono" style:font-size-asian="12pt" style:font-weight-asian="bold" style:font-name-complex="Liberation Mono" style:font-size-complex="12pt" style:font-weight-complex="bold"/>
    </style:style>
    <style:style style:name="P27" style:family="paragraph" style:parent-style-name="Table_20_Heading">
      <style:text-properties style:font-name="Lato" fo:font-size="12pt" fo:font-weight="bold" officeooo:rsid="00f192a9" officeooo:paragraph-rsid="00f192a9" style:font-name-asian="DejaVu Sans Mono" style:font-size-asian="12pt" style:font-weight-asian="bold" style:font-name-complex="Liberation Mono" style:font-size-complex="12pt" style:font-weight-complex="bold"/>
    </style:style>
    <style:style style:name="P28" style:family="paragraph" style:parent-style-name="Text_20_body">
      <style:text-properties officeooo:paragraph-rsid="00d5c591"/>
    </style:style>
    <style:style style:name="P29" style:family="paragraph" style:parent-style-name="Text_20_body">
      <style:text-properties officeooo:paragraph-rsid="00de1fb7"/>
    </style:style>
    <style:style style:name="P30" style:family="paragraph" style:parent-style-name="Text_20_body">
      <style:text-properties officeooo:paragraph-rsid="00e2768c"/>
    </style:style>
    <style:style style:name="P31" style:family="paragraph" style:parent-style-name="Text_20_body">
      <style:text-properties officeooo:paragraph-rsid="00df0f0a"/>
    </style:style>
    <style:style style:name="P32" style:family="paragraph" style:parent-style-name="Table_20_Contents">
      <style:paragraph-properties fo:margin-top="0.101cm" fo:margin-bottom="0.101cm" loext:contextual-spacing="false"/>
      <style:text-properties fo:font-size="10pt" style:font-size-asian="10pt" style:font-size-complex="10pt"/>
    </style:style>
    <style:style style:name="P33" style:family="paragraph" style:parent-style-name="Table_20_Contents">
      <style:paragraph-properties fo:margin-top="0.101cm" fo:margin-bottom="0.101cm" loext:contextual-spacing="false"/>
      <style:text-properties fo:font-size="10pt" officeooo:rsid="00ec9fe5" officeooo:paragraph-rsid="00ec9fe5" style:font-size-asian="10pt" style:font-size-complex="10pt"/>
    </style:style>
    <style:style style:name="P34" style:family="paragraph" style:parent-style-name="Table_20_Contents">
      <style:paragraph-properties fo:margin-top="0.101cm" fo:margin-bottom="0.101cm" loext:contextual-spacing="false"/>
      <style:text-properties fo:font-size="10pt" officeooo:rsid="00f56933" officeooo:paragraph-rsid="00f56933" style:font-size-asian="10pt" style:font-size-complex="10pt"/>
    </style:style>
    <style:style style:name="P35" style:family="paragraph" style:parent-style-name="Table_20_Contents">
      <style:paragraph-properties fo:margin-top="0.101cm" fo:margin-bottom="0.101cm" loext:contextual-spacing="false" fo:text-align="end" style:justify-single-word="false"/>
      <style:text-properties officeooo:paragraph-rsid="00f89377"/>
    </style:style>
    <style:style style:name="P36" style:family="paragraph" style:parent-style-name="Table_20_Contents">
      <style:text-properties fo:font-size="10pt" officeooo:rsid="00fca38e" officeooo:paragraph-rsid="00fca38e" style:font-size-asian="10pt" style:font-size-complex="10pt"/>
    </style:style>
    <style:style style:name="T1" style:family="text">
      <style:text-properties fo:font-size="8pt" fo:font-weight="bold" officeooo:rsid="009fbf7e" style:font-size-asian="7pt" style:font-weight-asian="bold" style:font-size-complex="8pt" style:font-weight-complex="bold"/>
    </style:style>
    <style:style style:name="T2" style:family="text">
      <style:text-properties style:font-name="Lato" fo:font-size="8pt" fo:font-weight="bold" officeooo:rsid="009fbf7e" style:font-name-asian="DejaVu Sans Mono" style:font-size-asian="7pt" style:font-weight-asian="bold" style:font-name-complex="Liberation Mono" style:font-size-complex="8pt" style:font-weight-complex="bold"/>
    </style:style>
    <style:style style:name="T3" style:family="text">
      <style:text-properties style:font-name="Lato" fo:font-size="12pt" officeooo:rsid="00f89377" style:font-name-asian="DejaVu Sans Mono" style:font-size-asian="10.5pt" style:font-name-complex="Liberation Mono" style:font-size-complex="12pt"/>
    </style:style>
    <style:style style:name="T4" style:family="text">
      <style:text-properties officeooo:rsid="00a1ab0f"/>
    </style:style>
    <style:style style:name="T5" style:family="text">
      <style:text-properties officeooo:rsid="00a35168"/>
    </style:style>
    <style:style style:name="T6" style:family="text">
      <style:text-properties officeooo:rsid="00f192a9"/>
    </style:style>
    <style:style style:name="T7" style:family="text">
      <style:text-properties officeooo:rsid="00f5ef49"/>
    </style:style>
    <style:style style:name="T8" style:family="text">
      <style:text-properties fo:font-size="12pt" officeooo:rsid="00f56933" style:font-size-asian="10.5pt" style:font-size-complex="12pt"/>
    </style:style>
    <style:style style:name="T9" style:family="text">
      <style:text-properties fo:font-size="12pt" officeooo:rsid="00f89377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rvention" table:style-name="Intervention">
        <table:table-column table:style-name="Intervention.A"/>
        <table:table-column table:style-name="Intervention.B"/>
        <table:table-column table:style-name="Intervention.C"/>
        <table:table-column table:style-name="Intervention.D"/>
        <table:table-row table:style-name="Intervention.1">
          <table:table-cell table:style-name="Intervention.A1" table:number-rows-spanned="2" office:value-type="string">
            <text:p text:style-name="Table_20_Contents"/>
          </table:table-cell>
          <table:table-cell table:style-name="Intervention.A1" table:number-rows-spanned="2" office:value-type="string">
            <text:p text:style-name="P16"><text:span text:style-name="T4">[INTERV_NAME] - </text:span><text:span text:style-name="T5">[INTERV_STATUS]</text:span></text:p>
          </table:table-cell>
          <table:table-cell table:style-name="Intervention.C1" office:value-type="string">
            <text:p text:style-name="P14">Date de début :</text:p>
          </table:table-cell>
          <table:table-cell table:style-name="Intervention.C1" office:value-type="string">
            <text:p text:style-name="P12">[STARTED_ON]</text:p>
          </table:table-cell>
        </table:table-row>
        <table:table-row>
          <table:covered-table-cell/>
          <table:covered-table-cell/>
          <table:table-cell table:style-name="Intervention.A1" office:value-type="string">
            <text:p text:style-name="P15">D<text:span text:style-name="T5">ate de fin :</text:span></text:p>
          </table:table-cell>
          <table:table-cell table:style-name="Intervention.A1" office:value-type="string">
            <text:p text:style-name="P13">[STOPPED_ON]</text:p>
          </table:table-cell>
        </table:table-row>
      </table:table>
      <text:p text:style-name="P28"/>
      <table:table table:name="Table-target" table:style-name="Table-target">
        <table:table-column table:style-name="Table-target.A"/>
        <table:table-column table:style-name="Table-target.B"/>
        <table:table-column table:style-name="Table-target.C"/>
        <table:table-column table:style-name="Table-target.D"/>
        <table:table-column table:style-name="Table-target.E"/>
        <table:table-column table:style-name="Table-target.F"/>
        <table:table-header-rows>
          <table:table-row>
            <table:table-cell table:style-name="Table-target.A1" office:value-type="string">
              <text:p text:style-name="P27">Nom de la cible</text:p>
            </table:table-cell>
            <table:table-cell table:style-name="Table-target.B1" office:value-type="string">
              <text:p text:style-name="P24">Type</text:p>
            </table:table-cell>
            <table:table-cell table:style-name="Table-target.C1" office:value-type="string">
              <text:p text:style-name="P26">Surface <text:span text:style-name="T6">travaillée</text:span></text:p>
            </table:table-cell>
            <table:table-cell table:style-name="Table-target.B1" office:value-type="string">
              <text:p text:style-name="P25">Intrant</text:p>
            </table:table-cell>
            <table:table-cell table:style-name="Table-target.B1" office:value-type="string">
              <text:p text:style-name="P25">Dose</text:p>
            </table:table-cell>
            <table:table-cell table:style-name="Table-target.C1" office:value-type="string">
              <text:p text:style-name="P25">Quantité</text:p>
            </table:table-cell>
          </table:table-row>
        </table:table-header-rows>
        <table:table-row table:style-name="Table-target.2">
          <table:table-cell table:style-name="Table-target.A2" office:value-type="string">
            <text:p text:style-name="P7">[TARGET_NAME]</text:p>
          </table:table-cell>
          <table:table-cell table:style-name="Table-target.B2" office:value-type="string">
            <text:p text:style-name="P7">[TARGET_TYPE]</text:p>
          </table:table-cell>
          <table:table-cell table:style-name="Table-target.C2" office:value-type="string">
            <text:p text:style-name="P7">[WORKING_AREA]</text:p>
          </table:table-cell>
          <table:table-cell table:style-name="Table-target.D2" table:number-columns-spanned="3" office:value-type="string">
            <table:table table:name="Table-input" table:style-name="Table-input">
              <table:table-column table:style-name="Table-input.A"/>
              <table:table-column table:style-name="Table-input.B"/>
              <table:table-column table:style-name="Table-input.C"/>
              <table:table-row>
                <table:table-cell table:style-name="Table-input.A1" office:value-type="string">
                  <text:p text:style-name="P33">[INPUT_NAME]</text:p>
                </table:table-cell>
                <table:table-cell table:style-name="Table-input.A1" office:value-type="string">
                  <text:p text:style-name="P8">[INPUT_RATE]</text:p>
                </table:table-cell>
                <table:table-cell table:style-name="Table-input.A1" office:value-type="string">
                  <text:p text:style-name="P8">[INPUT_QUANTITY]</text:p>
                </table:table-cell>
              </table:table-row>
            </table:table>
            <text:p text:style-name="P11"/>
          </table:table-cell>
          <table:covered-table-cell/>
          <table:covered-table-cell/>
        </table:table-row>
      </table:table>
      <table:table table:name="Table-total-area" table:style-name="Table-total-area">
        <table:table-column table:style-name="Table-total-area.A"/>
        <table:table-column table:style-name="Table-total-area.B"/>
        <table:table-column table:style-name="Table-total-area.C"/>
        <table:table-column table:style-name="Table-total-area.D"/>
        <table:table-row>
          <table:table-cell table:style-name="Table-total-area.A1" office:value-type="string">
            <text:p text:style-name="P35"><text:span text:style-name="T3">T</text:span><text:span text:style-name="T8">otale </text:span><text:span text:style-name="T9">s</text:span><text:span text:style-name="T8">urface travaillée :</text:span></text:p>
          </table:table-cell>
          <table:table-cell table:style-name="Table-total-area.A1" office:value-type="string">
            <text:p text:style-name="P34">[TOTAL_AREA]</text:p>
          </table:table-cell>
          <table:table-cell table:style-name="Table-total-area.A1" office:value-type="string">
            <text:p text:style-name="P32"/>
          </table:table-cell>
          <table:table-cell table:style-name="Table-total-area.A1" office:value-type="string">
            <text:p text:style-name="P34"/>
          </table:table-cell>
        </table:table-row>
      </table:table>
      <text:p text:style-name="P30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able:table table:name="Table-worker" table:style-name="Table-worker">
                <table:table-column table:style-name="Table-worker.A"/>
                <table:table-row>
                  <table:table-cell table:style-name="Table-worker.A1" office:value-type="string">
                    <text:p text:style-name="P18">M<text:span text:style-name="T7">ain d’œuvre </text:span></text:p>
                  </table:table-cell>
                </table:table-row>
                <table:table-row>
                  <table:table-cell table:style-name="Table-worker.A2" office:value-type="string">
                    <text:p text:style-name="P10">[WORKER_NAME]</text:p>
                  </table:table-cell>
                </table:table-row>
              </table:table>
              <text:p text:style-name="P23"/>
            </table:table-cell>
            <table:table-cell table:style-name="Table4.A1" office:value-type="string">
              <text:p text:style-name="P22"/>
            </table:table-cell>
            <table:table-cell table:style-name="Table4.A1" office:value-type="string">
              <table:table table:name="Table-tools" table:style-name="Table-tools">
                <table:table-column table:style-name="Table-tools.A"/>
                <table:table-column table:style-name="Table-tools.B"/>
                <table:table-row>
                  <table:table-cell table:style-name="Table-tools.A1" office:value-type="string">
                    <text:p text:style-name="P17">Équipement</text:p>
                  </table:table-cell>
                  <table:table-cell table:style-name="Table-tools.B1" office:value-type="string">
                    <text:p text:style-name="P17">Type d’équipement</text:p>
                  </table:table-cell>
                </table:table-row>
                <table:table-row>
                  <table:table-cell table:style-name="Table-tools.A2" office:value-type="string">
                    <text:p text:style-name="P9">[TOOL_NAME]</text:p>
                  </table:table-cell>
                  <table:table-cell table:style-name="Table-tools.B2" office:value-type="string">
                    <text:p text:style-name="P36">[TOOL_NATURE]</text:p>
                  </table:table-cell>
                </table:table-row>
              </table:table>
              <text:p text:style-name="P21"/>
            </table:table-cell>
          </table:table-row>
        </table:table-header-rows>
      </table:table>
      <text:p text:style-name="P29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officeooo:rsid="003d9b39" style:font-name-asian="DejaVu Sans Mono" style:font-family-asian="'DejaVu Sans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fo:font-weight="bold" officeooo:rsid="0025d88c" style:font-size-asian="6pt" style:font-weight-asian="bold" style:font-size-complex="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ction_5f_title" style:display-name="section_title" style:family="paragraph" style:parent-style-name="Standard" style:master-page-name="">
      <style:paragraph-properties fo:margin-top="0.499cm" fo:margin-bottom="0.199cm" loext:contextual-spacing="false" fo:text-align="center" style:justify-single-word="false" style:page-number="auto" fo:keep-with-next="always"/>
      <style:text-properties fo:color="#21409a" style:font-name="Lato" fo:font-family="Lato" style:font-pitch="variable" fo:font-size="10pt" style:text-underline-style="solid" style:text-underline-width="auto" style:text-underline-color="font-color" fo:font-weight="bold" officeooo:rsid="008de78f" style:font-size-asian="10pt" style:font-weight-asian="bold" style:font-size-complex="10pt" style:font-weight-complex="bold"/>
    </style:style>
    <style:style style:name="Table_20_Content_20_Title" style:display-name="Table Content Title" style:family="paragraph" style:parent-style-name="Table_20_Contents">
      <style:text-properties fo:color="#00a65d" style:font-name="Lato" fo:font-family="Lato" style:font-pitch="variable" fo:font-size="10pt" fo:font-weight="bold" officeooo:rsid="006bf970" style:font-name-asian="DejaVu Sans Mono" style:font-family-asian="'DejaVu Sans Mono'" style:font-family-generic-asian="modern" style:font-pitch-asian="fixed" style:font-size-asian="8.75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9.002cm" fo:margin-left="0cm" table:align="left"/>
    </style:style>
    <style:style style:name="Tableau1.A" style:family="table-column">
      <style:table-column-properties style:column-width="1.203cm"/>
    </style:style>
    <style:style style:name="Tableau1.B" style:family="table-column">
      <style:table-column-properties style:column-width="16.596cm"/>
    </style:style>
    <style:style style:name="Tableau1.1" style:family="table-row">
      <style:table-row-properties style:min-row-height="0.601cm"/>
    </style:style>
    <style:style style:name="Tableau1.A1" style:family="table-cell">
      <style:table-cell-properties style:writing-mode="page"/>
    </style:style>
    <style:style style:name="Header" style:family="table">
      <style:table-properties style:width="27.709cm" fo:margin-left="0cm" table:align="left"/>
    </style:style>
    <style:style style:name="Header.A" style:family="table-column">
      <style:table-column-properties style:column-width="1.201cm"/>
    </style:style>
    <style:style style:name="Header.B" style:family="table-column">
      <style:table-column-properties style:column-width="25.305cm"/>
    </style:style>
    <style:style style:name="Header.C" style:family="table-column">
      <style:table-column-properties style:column-width="1.203cm"/>
    </style:style>
    <style:style style:name="Header.1" style:family="table-row">
      <style:table-row-properties style:min-row-height="0.601cm"/>
    </style:style>
    <style:style style:name="Header.A1" style:family="table-cell">
      <style:table-cell-properties style:vertical-align="middle" style:writing-mode="page"/>
    </style:style>
    <style:style style:name="MP1" style:family="paragraph" style:parent-style-name="Table_20_Contents">
      <style:paragraph-properties fo:text-align="center" style:justify-single-word="false"/>
      <style:text-properties fo:font-size="11pt" fo:font-weight="bold" officeooo:rsid="009fbf7e" officeooo:paragraph-rsid="009fbf7e" style:font-size-asian="11pt" style:font-weight-asian="bold" style:font-size-complex="11pt" style:font-weight-complex="bold"/>
    </style:style>
    <style:style style:name="MP2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4pt" fo:font-weight="bold" officeooo:rsid="009fbf7e" officeooo:paragraph-rsid="009fbf7e" style:font-size-asian="3.5pt" style:font-weight-asian="bold" style:font-size-complex="4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fo:font-weight="bold" officeooo:rsid="009fbf7e" officeooo:paragraph-rsid="009fbf7e" style:font-size-asian="7pt" style:font-weight-asian="bold" style:font-size-complex="8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4pt" fo:font-weight="bold" officeooo:rsid="009fbf7e" officeooo:paragraph-rsid="009fbf7e" style:font-size-asian="4pt" style:font-weight-asian="bold" style:font-size-complex="4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officeooo:paragraph-rsid="009fbf7e"/>
    </style:style>
    <style:style style:name="MP6" style:family="paragraph" style:parent-style-name="Header">
      <style:text-properties fo:color="#0066b3"/>
    </style:style>
    <style:style style:name="MP7" style:family="paragraph" style:parent-style-name="Table_20_Contents">
      <style:paragraph-properties fo:text-align="center" style:justify-single-word="false"/>
      <style:text-properties fo:font-size="7pt" fo:font-weight="bold" officeooo:rsid="009fbf7e" officeooo:paragraph-rsid="00a35168" style:font-size-asian="6.09999990463257pt" style:font-weight-asian="bold" style:font-size-complex="7pt" style:font-weight-complex="bold"/>
    </style:style>
    <style:style style:name="MP8" style:family="paragraph" style:parent-style-name="Table_20_Contents">
      <style:paragraph-properties fo:text-align="center" style:justify-single-word="false"/>
      <style:text-properties style:font-name="Lato" fo:font-size="22pt" fo:font-weight="bold" officeooo:rsid="00f82244" officeooo:paragraph-rsid="00f82244" style:font-name-asian="DejaVu Sans Mono" style:font-size-asian="22pt" style:font-weight-asian="bold" style:font-name-complex="Liberation Mono" style:font-size-complex="22pt" style:font-weight-complex="bold"/>
    </style:style>
    <style:style style:name="MT1" style:family="text">
      <style:text-properties fo:font-size="8pt" fo:font-weight="bold" officeooo:rsid="009fbf7e" style:font-size-asian="7pt" style:font-weight-asian="bold" style:font-size-complex="8pt" style:font-weight-complex="bold"/>
    </style:style>
    <style:style style:name="MT2" style:family="text">
      <style:text-properties style:font-name="Lato" fo:font-size="8pt" fo:font-weight="bold" officeooo:rsid="009fbf7e" style:font-name-asian="DejaVu Sans Mono" style:font-size-asian="7pt" style:font-weight-asian="bold" style:font-name-complex="Liberation Mono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A"/>
          <table:table-row table:style-name="Tableau1.1">
            <table:table-cell table:style-name="Tableau1.A1" office:value-type="string">
              <text:p text:style-name="Table_20_Contents"/>
              <text:p text:style-name="Table_20_Contents"/>
              <text:p text:style-name="Table_20_Contents"><draw:frame draw:style-name="Mfr1" draw:name="Image4" text:anchor-type="char" svg:x="0cm" svg:y="-0.383cm" svg:width="1.203cm" svg:height="1.203cm" draw:z-index="0"><draw:image xlink:href="Pictures/10000108000067750000677551EAADF474FD5689.svg" xlink:type="simple" xlink:show="embed" xlink:actuate="onLoad" loext:mime-type="image/svg+xml"/><draw:image xlink:href="Pictures/10000201000002C3000002C36C660071C15DB675.png" xlink:type="simple" xlink:show="embed" xlink:actuate="onLoad" loext:mime-type="image/png"/></draw:frame></text:p>
              <text:p text:style-name="Table_20_Contents"/>
              <text:p text:style-name="Table_20_Contents"><draw:frame draw:style-name="Mfr1" draw:name="Image3" text:anchor-type="char" svg:x="17.821cm" svg:y="-0.843cm" svg:width="1.169cm" svg:height="1.169cm" draw:z-index="0"><draw:image xlink:href="Pictures/10000201000001E0000001E0CB9C3B97E450A439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1">BON DE TRAVAIL</text:p>
              <text:p text:style-name="MP2"/>
              <text:p text:style-name="MP3">Intervention [STATUS_INTERV]</text:p>
              <text:p text:style-name="MP4"/>
              <text:p text:style-name="MP5"><text:span text:style-name="MT1">Date de l’intervention : [</text:span><text:span text:style-name="MT2">STARTED_ON</text:span><text:span text:style-name="MT1">] - [STOPED_ON]</text:span></text:p>
            </table:table-cell>
            <table:table-cell table:style-name="Tableau1.A1" office:value-type="string">
              <text:p text:style-name="Table_20_Contents"/>
            </table:table-cell>
          </table:table-row>
        </table:table>
        <text:p text:style-name="MP6"/>
      </style:header>
      <style:header-left>
        <text:p text:style-name="MP6"/>
      </style:header-left>
      <loext:header-first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Header.1">
            <table:table-cell table:style-name="Header.A1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><draw:frame draw:style-name="Mfr1" draw:name="Image8" text:anchor-type="char" svg:x="0.016cm" svg:y="-0.974cm" svg:width="1.203cm" svg:height="1.203cm" draw:z-index="0"><draw:image xlink:href="Pictures/10000108000067750000677551EAADF474FD5689.svg" xlink:type="simple" xlink:show="embed" xlink:actuate="onLoad" loext:mime-type="image/svg+xml"/><draw:image xlink:href="Pictures/10000201000002C3000002C36C660071C15DB675.png" xlink:type="simple" xlink:show="embed" xlink:actuate="onLoad" loext:mime-type="image/png"/></draw:frame><draw:frame draw:style-name="Mfr1" draw:name="Image7" text:anchor-type="char" svg:x="26.504cm" svg:y="-0.967cm" svg:width="1.169cm" svg:height="1.169cm" draw:z-index="1"><draw:image xlink:href="Pictures/10000201000001E0000001E0CB9C3B97E450A439.png" xlink:type="simple" xlink:show="embed" xlink:actuate="onLoad" loext:mime-type="image/png"/></draw:frame></text:p>
            </table:table-cell>
            <table:table-cell table:style-name="Header.A1" office:value-type="string">
              <text:p text:style-name="MP7"/>
              <text:p text:style-name="MP8">FICHE D’INTERVENTION</text:p>
            </table:table-cell>
            <table:table-cell table:style-name="Header.A1" office:value-type="string">
              <text:p text:style-name="Table_20_Contents"/>
            </table:table-cell>
          </table:table-row>
        </table:table>
        <text:p text:style-name="MP6"/>
      </loext:header-first>
      <style:footer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6T13:55:57.450257680</dc:date>
    <meta:editing-duration>PT21H15M2S</meta:editing-duration>
    <meta:editing-cycles>170</meta:editing-cycles>
    <meta:generator>LibreOffice/6.4.6.2$Linux_X86_64 LibreOffice_project/40$Build-2</meta:generator>
    <meta:document-statistic meta:table-count="9" meta:image-count="4" meta:object-count="0" meta:page-count="1" meta:paragraph-count="29" meta:word-count="56" meta:character-count="448" meta:non-whitespace-character-count="420"/>
  </office:meta>
</office:document-meta>
</file>